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22 11:02   |   <text:a xlink:type="simple" xlink:href="http://palinfo.habago.org/Entry?Command=Information_PrintForum&amp;iPage=13&amp;sType=FORUM#FORUM37480"><text:span text:style-name="T2">#</text:span></text:a></text:p>
      <text:p text:style-name="P2">卡韓政變<text:span text:style-name="T3"><text:s/>(56)</text:span>：<text:span text:style-name="T3"><text:s/></text:span>郭董以為他是在養一群猴子嗎？<text:span text:style-name="T3"> <text:line-break/><text:line-break/></text:span>陳真<text:span text:style-name="T3"><text:s/>2019. 05. 22. <text:line-break/><text:line-break/><text:line-break/></text:span>這也是答客問。各位有意見請盡量公開發言，畢竟凡屬版面上這類文字，既然事關公眾，就沒必要竊竊私語。我沒有時間私下一個人應付千百人。<text:span text:style-name="T3"> <text:line-break/><text:line-break/></text:span>問：<text:span text:style-name="T3">https://bit.ly/2YDrRc0 <text:line-break/><text:line-break/></text:span>答：這個叫制式報告，官腔官調，推諉卸責，不知悔改，完全推給死者。問題出在高壓管理，講究績效，不把人當人。撫恤金是事件的果，不是因。<text:span text:style-name="T3"> <text:line-break/><text:line-break/></text:span>問：富士康的人走不了嗎？走得了的人能找到更好的工作機會？<text:span text:style-name="T3"> <text:line-break/><text:line-break/></text:span>答：問題在於經營者，不能一直往員工身上推，不能一直說愛來上班就來，不來是你家的事，也不能一直說有本事你就去找更好的工作啊。我們畢竟不是在追求一種叢林社會。<text:span text:style-name="T3"> <text:line-break/><text:line-break/></text:span>而且，所謂公司好壞比較，是比好的，要往上比，不要一直往下比。如果郭董考試只考了<text:span text:style-name="T3">20</text:span>分，面對質疑，就應虛心受教，自我檢討，看能不能進步到<text:span text:style-name="T3">30</text:span>分、<text:span text:style-name="T3">40</text:span>分，追求及格分數，而不是一直說有人考<text:span text:style-name="T3">0</text:span>分耶。<text:span text:style-name="T3"> <text:line-break/><text:line-break/></text:span>就算員工一時找不到更好的工作，也不代表郭氏企業這類檢討就是對的。所謂檢討，應該是檢討公司自己有沒有什麼問題，而不是一直檢討員工，一直說他們什麼<text:span text:style-name="T3"><text:s/>"</text:span>本來就腦子有病<text:span text:style-name="T3">"</text:span>，或說他們就是貪婪想要撫恤金。這不是檢討，這是卸責，這是羞辱死者。<text:span text:style-name="T3"> <text:line-break/><text:line-break/></text:span>而且，遇有外界批評，每每就揚言控告或大肆瘋狂謾罵，得意於自己的什麼霸氣外露。我看是小鳥蛋外露啦。<text:span text:style-name="T3"> <text:line-break/><text:line-break/></text:span>郭董的問題就是把企業當成個人帝國來經營，以為企業主本身就是主體，就是王，就是施捨者，老子愛怎麼幹就怎麼幹，不爽就請離開。這是上、上、上、上個世紀的經營思維。<text:span text:style-name="T3"> <text:line-break/><text:line-break/></text:span>問：我覺得我們現在談的這些，張五常已經研究的很清楚了。張五常是反對由法律或外人去規定最低工資或太細微的勞務規範<text:span text:style-name="T3"><text:s/>(</text:span>例如規範一天只能工作多久<text:span text:style-name="T3">)</text:span>，這才能真正提高人民的經濟福利。<text:span text:style-name="T3"> <text:line-break/><text:line-break/></text:span>答：這是上、上、上、上、上個世紀的思維。<text:span text:style-name="T3"> <text:line-break/><text:line-break/></text:span>問：我覺得我講這些你一定還是不認同，有太多東西我沒辦法全部都講完，我讀張五常的文章就跟讀你的文章一樣，看到一篇讀一篇，真正的經濟學跟正常人的直覺其實不一樣，了解這點就會知道什麼叫做「地獄是由善意鋪成的」。<text:span text:style-name="T3"> <text:line-break/><text:line-break/></text:span>答：這跟直覺扯不上任何關係，這些問題跟什麼經濟學也扯不上任何關係，這只是一些基本事實，也就是：經營者財大氣粗，推諉卸責，甚至把責任全推給死者。<text:span text:style-name="T3"> <text:line-break/><text:line-break/></text:span>了解一種知識應該全面，而不是一直講某人的什麼理論，然後套用在所有問題上。知識像個大海，只取一瓢飲是不夠的；以之為一切，更是荒唐。你知不知道經濟學有一千兩百五十多萬種理論？況且，這些跟什麼經濟學八竿子打不著一點邊。<text:span text:style-name="T3"> <text:line-break/><text:line-break/></text:span>問：你沒辦法讓這些人找到更好的工作機會，卻說拿自己的錢出來投資的老闆卸責，如果老闆照你說的去做而虧損的話，是誰來承受？如果是你的話，那我覺得你有資格做這樣的批評。<text:span text:style-name="T3"> <text:line-break/><text:line-break/></text:span>答：一個老闆，如果無法在滿足基本文明的勞動條件下仍然能獲利，而會虧損，那他當然就應該自己承受，並且應該讓他被淘汰，市場上總是有人可以取代他。不應該一直擔心老闆會虧損，卻完全不在乎員工的基本權益，甚至把一種權益問題或社會結構問題，變成員工的個人身心問題或能力問題。<text:span text:style-name="T3"> <text:line-break/><text:line-break/></text:span>問：郭台銘做這些或許並非心懷善意，但他的作法卻真的使幾十萬人的中國人生活改善，沒有郭台銘就沒有這一切。<text:span text:style-name="T3"> <text:line-break/><text:line-break/></text:span>答：我完全看不出來郭台銘對於中國人民的生活改善起了什麼值得一提的作用，我只看到他在中國崛起的過程中，成功掠奪了無數人的血汗與青春，乃至生命。這也許是某種必要之惡，但這個<text:span text:style-name="T3"><text:s/>"</text:span>惡<text:span text:style-name="T3">" </text:span>是可以透過反省與檢討而逐漸改善的，但是郭董卻始終強烈抗拒、敵視這類檢討，因為他的某種觀念屬於中古世紀，應該找來一部時光機，送他回去屬於他的年代。<text:span text:style-name="T3"> <text:line-break/><text:line-break/></text:span>但我倒是相信郭台銘在經營事業上的基本善意，就好像想當一個明君聖主那樣，但他自以為是的<text:span text:style-name="T3"><text:s/>"</text:span>善意<text:span text:style-name="T3">" </text:span>卻舖成了通往<text:span text:style-name="T3"><text:s/>"</text:span>地獄<text:span text:style-name="T3">" </text:span>之路，問題就在於他的基本文明觀念大有問題，好像是從中古世紀穿越時空出來似的。問題是，現在是<text:span text:style-name="T3">21</text:span>世紀，他不是君，不是王，不是什麼賞大家飯吃的聖主，他只是一個應該接受社會規範以符合基本勞動精神的事業主。<text:span text:style-name="T3"> <text:line-break/><text:line-break/></text:span>舉個例，前天<text:span text:style-name="T3">(5</text:span>月<text:span text:style-name="T3">19</text:span>日<text:span text:style-name="T3">)</text:span>，郭台銘到雲林從事參選活動，媒體報導如下：<text:span text:style-name="T3"> <text:line-break/><text:line-break/>"</text:span>郭台銘來到雲林，和農漁民大談農業，面對農民請求將來當總統要解決農產銷路問題時，郭台銘強調，未來解決台灣農產滯銷的問題，將比照他當兵時，司令官下命令叫大家天天吃香焦。他也將以此要求旗下所有員工，什麼農產品滯銷，就吃什麼，因為農業是台灣的根。<text:span text:style-name="T3">" <text:line-break/><text:line-break/></text:span>很荒唐吧？像不像是從上、上、上、上、上、上個世紀出來的人，我還以為是羅馬皇帝在發表救國救民的談話。<text:span text:style-name="T3"> <text:line-break/><text:line-break/></text:span>再說，郭董在台灣，鴻海的員工只有七千人，命令員工天天吃某種滯銷的水果蔬菜，這樣就能解決台灣的農產銷路問題？真的是完全腦殘不是嗎？這種程度的學生，老實說，就算給他補考的機會，也還是一樣只能得零分。<text:span text:style-name="T3"> <text:line-break/><text:line-break/></text:span>除了觀念可怕之外，郭董既然自以為是明君聖主，是什麼霸氣外露的總司令，他自然也就沒法把人當人看。他總以為是他賞飯給大家吃，因此才會講什麼<text:span text:style-name="T3"><text:s/>"</text:span>下令叫旗下員工，叫你吃什麼就吃什麼<text:span text:style-name="T3">"</text:span>。他以為他是在養一群猴子嗎？這樣的人，也許心性不壞，但是，別說當總統，就算請他管理一個小型動物園，我都不放心，能力太差，觀念荒唐，心態詭異。<text:span text:style-name="T3"> <text:line-break/><text:line-break/></text:span>至於說，一直強調郭董什麼幫助了中國幾十萬人生活改善，那就更無聊了。郭董也許改善了一些人的生活，但是哪一個大企業不是這樣？所以就統統都不能批評了嗎？甚至每個做奸犯科者，包括阿扁，也幫助了許多人啊。這就好像一個醫生告訴病人說你肝硬化末期，肺部嚴重發炎，血色素不足，腦子裏還積了水。這時候，卻有人跳出來幫腔說：<text:span text:style-name="T3">"</text:span>醫生！你這樣講就不公平了，人家頭髮烏溜溜，香噴噴，大大的眼睛，小小的嘴巴，翹翹的屁股，你都故意沒看到嗎？<text:span text:style-name="T3">" <text:line-break/><text:line-break/></text:span>問：我認同你對郭台銘言行的批評，但對企業管理上的批評其實是真的外行了。<text:span text:style-name="T3"> <text:line-break/><text:line-break/></text:span>我：我從沒談過什麼企業管理學，無所謂外不外行。一個人，看見某人正在家暴他的家人，打得家中妻小頭破血流，遍體鱗傷，於是忍不住批評說你怎麼這樣對待你的家人？！這時候，如果有人跳出來幫腔說：你對家庭倫理學與婚姻管理學太外行了。我想，他聽了恐怕也只能啞口無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